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535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0.4598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6.3535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2.2654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2.0083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2.3516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4.005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9.6425in"/>
    </style:style>
    <style:style style:name="co19" style:family="table-column">
      <style:table-column-properties fo:break-before="auto" style:column-width="4.58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/>
    </style:style>
    <style:style style:name="ce3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style:font-name-asian="WenQuanYi Micro Hei" style:font-name-complex="Lohit Hind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3"/>
        <table:table-column table:style-name="co19" table:default-cell-style-name="ce1"/>
        <table:table-column table:style-name="co7" table:number-columns-repeated="1007" table:default-cell-style-name="ce1"/>
        <table:table-row table:style-name="ro2">
          <table:table-cell table:number-columns-repeated="2"/>
          <table:table-cell table:style-name="ce21" office:value-type="string">
            <text:p>Nopol Report Stage L3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number-columns-repeated="2"/>
          <table:table-cell table:style-name="ce21"/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2" office:value-type="string">
            <text:p>Config_1</text:p>
          </table:table-cell>
          <table:table-cell/>
          <table:table-cell table:style-name="ce2" office:value-type="string">
            <text:p>Config_2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CPU : Intel(R) Core(TM)2 Duo CPU <text:s/>T9900 <text:s/>@ 3.06GHz 64bits</text:p>
          </table:table-cell>
          <table:table-cell/>
          <table:table-cell table:style-name="ce3" office:value-type="string">
            <text:p>CPU : Intel(R) Xeon(R) Quad CPU W3520 @ 2.67Ghz 32bits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RAM : 4096 Mo</text:p>
          </table:table-cell>
          <table:table-cell/>
          <table:table-cell table:style-name="ce3" office:value-type="string">
            <text:p>RAM : 16384 Mo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4">
          <table:table-cell table:style-name="ce3" office:value-type="string">
            <text:p>Java : 1.7.0_51 (IcedTea 2.4.4) (7u51-2.4.4-0ubuntu0.12.04.2)</text:p>
            <text:p/>
          </table:table-cell>
          <table:table-cell/>
          <table:table-cell table:style-name="ce3" office:value-type="string">
            <text:p>Java : 1.7.0_51 (IcedTea 2.4.4) (7u51-2.4.4-0ubuntu0.13.04.2)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Jdk : 7-OpenJDK</text:p>
          </table:table-cell>
          <table:table-cell/>
          <table:table-cell table:style-name="ce3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style-name="ce4" office:value-type="string">
            <text:p>Z3 : 4.3.2.52b54f395b88</text:p>
          </table:table-cell>
          <table:table-cell/>
          <table:table-cell table:style-name="ce4" office:value-type="string">
            <text:p>Z3 : 4.3.2.52b54f395b88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2">
          <table:table-cell table:style-name="ce2" office:value-type="string">
            <text:p>Name / ID</text:p>
          </table:table-cell>
          <table:table-cell table:style-name="ce2" office:value-type="string">
            <text:p>Patch Found</text:p>
          </table:table-cell>
          <table:table-cell table:style-name="ce2" office:value-type="string">
            <text:p>Class:Lin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atch</text:p>
          </table:table-cell>
          <table:table-cell table:style-name="ce2" office:value-type="string">
            <text:p>Different from Original Fix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est Suite Execution Time</text:p>
          </table:table-cell>
          <table:table-cell table:style-name="ce2" office:value-type="string">
            <text:p>Nb Statement Analysed</text:p>
          </table:table-cell>
          <table:table-cell table:style-name="ce2" office:value-type="string">
            <text:p>Nb Angelic Value Found</text:p>
          </table:table-cell>
          <table:table-cell table:style-name="ce2" office:value-type="string">
            <text:p>Nb Solver Execution</text:p>
          </table:table-cell>
          <table:table-cell table:style-name="ce2" office:value-type="string">
            <text:p>Each Solver Execution Time</text:p>
          </table:table-cell>
          <table:table-cell table:style-name="ce2" office:value-type="string">
            <text:p>Sat / Unsat</text:p>
          </table:table-cell>
          <table:table-cell table:style-name="ce2" office:value-type="string">
            <text:p>Nb Statement Analysed Execution during Test</text:p>
          </table:table-cell>
          <table:table-cell table:style-name="ce2" office:value-type="string">
            <text:p>TotalTime</text:p>
          </table:table-cell>
          <table:table-cell table:style-name="ce2" office:value-type="string">
            <text:p>Remarque</text:p>
          </table:table-cell>
          <table:table-cell table:style-name="ce38" table:number-columns-repeated="1008"/>
        </table:table-row>
        <table:table-row table:style-name="ro2">
          <table:table-cell table:style-name="ce5"/>
          <table:table-cell table:style-name="ce3"/>
          <table:table-cell table:style-name="ce3" office:value-type="string">
            <text:p>abs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example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com.mine.program.MyProgram:7: </text:p>
          </table:table-cell>
          <table:table-cell table:style-name="ce28" office:value-type="string">
            <text:p>CONDITIONAL </text:p>
          </table:table-cell>
          <table:table-cell table:style-name="ce29" office:value-type="string">
            <text:p>(a)&lt;(b)</text:p>
          </table:table-cell>
          <table:table-cell table:style-name="ce29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1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37ms</text:p>
          </table:table-cell>
          <table:table-cell table:style-name="ce4"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extractFolder(String path)</text:p>
          </table:table-cell>
          <table:table-cell table:style-name="ce10"/>
          <table:table-cell table:style-name="ce30" table:number-columns-repeated="2"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folderExample</text:p>
          </table:table-cell>
          <table:table-cell table:style-name="ce7" office:value-type="string">
            <text:p>Yes</text:p>
          </table:table-cell>
          <table:table-cell table:style-name="ce23" office:value-type="string">
            <text:p>FolderNameExtractor:18: </text:p>
          </table:table-cell>
          <table:table-cell table:style-name="ce23" office:value-type="string">
            <text:p>PRECONDITION</text:p>
          </table:table-cell>
          <table:table-cell table:style-name="ce26" office:value-type="string">
            <text:p>(-1)!=(index)</text:p>
          </table:table-cell>
          <table:table-cell table:style-name="ce23" office:value-type="string">
            <text:p>Same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8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2sec586ms</text:p>
          </table:table-cell>
          <table:table-cell table:number-columns-repeated="1009"/>
        </table:table-row>
        <table:table-row table:style-name="ro2">
          <table:table-cell table:style-name="ce8" table:number-columns-repeated="2"/>
          <table:table-cell table:style-name="ce24" office:value-type="string">
            <text:p>charAt(String s, int index)</text:p>
          </table:table-cell>
          <table:table-cell table:style-name="ce24" office:value-type="string">
            <text:p>CONDITIONAL</text:p>
          </table:table-cell>
          <table:table-cell table:style-name="ce24" office:value-type="string">
            <text:p>(index)&lt;(0)</text:p>
          </table:table-cell>
          <table:table-cell table:style-name="ce24" office:value-type="string">
            <text:p>Different</text:p>
          </table:table-cell>
          <table:table-cell table:style-name="ce14" office:value-type="string">
            <text:p>COMPARISON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ONSTANT : 6ms</text:p>
          </table:table-cell>
          <table:table-cell table:style-name="ce14" office:value-type="string">
            <text:p>unsat</text:p>
          </table:table-cell>
          <table:table-cell table:style-name="ce14" table:number-columns-repeated="3"/>
          <table:table-cell table:style-name="ce39" table:number-columns-repeated="1008"/>
        </table:table-row>
        <table:table-row table:style-name="ro2">
          <table:table-cell table:style-name="ce6" office:value-type="string">
            <text:p>nopol_example_1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.NopolExample:12:</text:p>
          </table:table-cell>
          <table:table-cell table:style-name="ce4" table:number-columns-repeated="8"/>
          <table:table-cell table:style-name="ce4" office:value-type="string">
            <text:p>COMPARISON : 12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619ms</text:p>
          </table:table-cell>
          <table:table-cell table:style-name="ce4" table:number-columns-repeated="1009"/>
        </table:table-row>
        <table:table-row table:style-name="ro2">
          <table:table-cell table:style-name="ce9"/>
          <table:table-cell table:style-name="ce7"/>
          <table:table-cell table:style-name="ce23" office:value-type="string">
            <text:p>getMax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6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nopol_example_2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2.NopolExample:9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a)&lt;(b)</text:p>
          </table:table-cell>
          <table:table-cell table:style-name="ce22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9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55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office:value-type="string">
            <text:p>isOddNumber(int a)</text:p>
          </table:table-cell>
          <table:table-cell table:style-name="ce23" table:number-columns-repeated="3"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3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3.NopolExample:13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0)==(tmp)</text:p>
          </table:table-cell>
          <table:table-cell table:style-name="ce22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364ms</text:p>
          </table:table-cell>
          <table:table-cell table:style-name="ce4"/>
          <table:table-cell table:style-name="ce38" table:number-columns-repeated="1008"/>
        </table:table-row>
        <table:table-row table:style-name="ro2" table:number-rows-repeated="3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0" office:value-type="string">
            <text:p>nopol_example_4</text:p>
          </table:table-cell>
          <table:table-cell table:style-name="ce7" office:value-type="string">
            <text:p>No</text:p>
          </table:table-cell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6" table:number-columns-repeated="6"/>
          <table:table-cell table:style-name="ce4" table:number-columns-repeated="10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7" office:value-type="string">
            <text:p>negate(int a)</text:p>
          </table:table-cell>
          <table:table-cell table:style-name="ce7" table:number-columns-repeated="3"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5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5.NopolExample:14:</text:p>
          </table:table-cell>
          <table:table-cell table:style-name="ce22" office:value-type="string">
            <text:p>PRECONDITION</text:p>
          </table:table-cell>
          <table:table-cell table:style-name="ce22" office:value-type="string">
            <text:p>(0)&lt;=(a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78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2"/>
          <table:table-cell table:style-name="ce23" office:value-type="string">
            <text:p>(a.length()&gt;4||(a.length()&lt;=3) equivalent a.length != 4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COMPARISON : 11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canBeDividedby3(String a)</text:p>
          </table:table-cell>
          <table:table-cell table:style-name="ce23"/>
          <table:table-cell table:style-name="ce23" office:value-type="string">
            <text:p>dû à la suite de test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LOGIC : 13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6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pol_example_6.NopolExample:16:</text:p>
          </table:table-cell>
          <table:table-cell table:style-name="ce6" office:value-type="string">
            <text:p>PRECONDITION</text:p>
          </table:table-cell>
          <table:table-cell table:style-name="ce25" office:value-type="string">
            <text:p>(((1)+(1))&lt;((a.length())-((1)+(1))))||(((a.length())-((1)+(1)))&lt;=(1)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ARITHMETIC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RITHMETIC : 16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5sec349ms</text:p>
          </table:table-cell>
          <table:table-cell table:style-name="ce4"/>
          <table:table-cell table:style-name="ce38" table:number-columns-repeated="1008"/>
        </table:table-row>
        <table:table-row table:style-name="ro2" table:number-rows-repeated="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office:value-type="string">
            <text:p>nopol_example_7</text:p>
          </table:table-cell>
          <table:table-cell table:style-name="ce7" table:number-columns-repeated="3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22"/>
          <table:table-cell table:style-name="ce4" table:number-columns-repeated="10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6" office:value-type="string">
            <text:p>is_upward_preferred(final int inhibit, final int up_sep, final int down_sep)</text:p>
          </table:table-cell>
          <table:table-cell table:style-name="ce7"/>
          <table:table-cell table:style-name="ce26"/>
          <table:table-cell table:style-name="ce23"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tca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fr.inria.lille.jsemfix.examples.tcas.Tcas:33:</text:p>
          </table:table-cell>
          <table:table-cell table:style-name="ce7" office:value-type="string">
            <text:p>CONDITIONAL</text:p>
          </table:table-cell>
          <table:table-cell table:style-name="ce7" office:value-type="string">
            <text:p>(up_sep)!=(0)</text:p>
          </table:table-cell>
          <table:table-cell table:style-name="ce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0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3sec011ms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17"/>
          <table:table-cell table:style-name="ce11" table:number-columns-repeated="9"/>
          <table:table-cell table:style-name="ce17"/>
          <table:table-cell table:number-columns-repeated="1008"/>
        </table:table-row>
        <table:table-row table:style-name="ro2">
          <table:table-cell table:style-name="ce12" table:number-columns-repeated="4"/>
          <table:table-cell table:style-name="ce31" office:value-type="string">
            <text:p>ORIGINAL FIX IS CONDITIONAL</text:p>
          </table:table-cell>
          <table:table-cell table:style-name="ce12"/>
          <table:table-cell table:style-name="ce33" table:number-columns-repeated="10"/>
          <table:table-cell table:number-columns-repeated="1008"/>
        </table:table-row>
        <table:table-row table:style-name="ro2">
          <table:table-cell table:style-name="ce13"/>
          <table:table-cell table:style-name="ce20"/>
          <table:table-cell table:style-name="ce20" office:value-type="string">
            <text:p>evaluate(final double[] values,final int begin,final int length,final double p) </text:p>
          </table:table-cell>
          <table:table-cell table:style-name="ce20" table:number-columns-repeated="3"/>
          <table:table-cell table:style-name="ce34" table:number-columns-repeated="5"/>
          <table:table-cell table:style-name="ce34" office:value-type="string">
            <text:p>CONSTANT : 20ms</text:p>
          </table:table-cell>
          <table:table-cell table:style-name="ce34" table:number-columns-repeated="4"/>
          <table:table-cell table:style-name="ce40" table:number-columns-repeated="68"/>
          <table:table-cell table:style-name="ce34" table:number-columns-repeated="940"/>
        </table:table-row>
        <table:table-row table:style-name="ro2">
          <table:table-cell table:style-name="ce6" office:value-type="string">
            <text:p>percentile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org.apache.commons.math.stat.univariate.rank.Percentile:151:</text:p>
          </table:table-cell>
          <table:table-cell table:style-name="ce6" office:value-type="string">
            <text:p>CONDITIONAL</text:p>
          </table:table-cell>
          <table:table-cell table:style-name="ce6" office:value-type="string">
            <text:p>(length)==(intPos)</text:p>
          </table:table-cell>
          <table:table-cell table:style-name="ce6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3ms</text:p>
          </table:table-cell>
          <table:table-cell table:style-name="ce4" table:number-columns-repeated="2"/>
          <table:table-cell table:style-name="ce4" office:value-type="string">
            <text:p>50sec200ms</text:p>
          </table:table-cell>
          <table:table-cell table:style-name="ce4"/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3 tests avoided because when using <text:s/>java 1.7 two gets error, another gets infinite loop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ce3"/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3"/>
          <table:table-cell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1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initial)!=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8ms</text:p>
          </table:table-cell>
          <table:table-cell table:style-name="ce3" table:number-columns-repeated="2"/>
          <table:table-cell table:style-name="ce3" office:value-type="string">
            <text:p>47min27sec309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office:value-type="string">
            <text:p>org.apache.commons.math.ConvergenceExceptionTest:testConstructo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0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0)&lt;(fa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0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Adding test : NormalDistributionTest.testBracket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35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nextExponential(double mean)</text:p>
          </table:table-cell>
          <table:table-cell table:style-name="ce3" table:number-columns-repeated="2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0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random.RandomDataImpl:465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(mean)&lt;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table:number-columns-repeated="2"/>
          <table:table-cell table:style-name="ce3" office:value-type="string">
            <text:p>3min56sec54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8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IsTest</text:p>
          </table:table-cell>
          <table:table-cell table:number-columns-repeated="1008"/>
        </table:table-row>
        <table:table-row table:style-name="ro2"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37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o solution with all complexity level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315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number-columns-repeated="6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/</text:p>
          </table:table-cell>
          <table:table-cell table:style-name="ce19" office:value-type="string">
            <text:p>Considering only StopWatc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I think it because of System.getMilli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3 tests avoided because ge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990e57f58e6ae9d490aa818c2ae528e528f5c1e8</text:p>
          </table:table-cell>
          <table:table-cell table:style-name="ce3" office:value-type="string">
            <text:p>Yes</text:p>
          </table:table-cell>
          <table:table-cell table:style-name="ce27" office:value-type="string">
            <text:p>org.apache.commons.lang.StringUtils:1050:</text:p>
          </table:table-cell>
          <table:table-cell table:style-name="ce3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9s</text:p>
          </table:table-cell>
          <table:table-cell table:style-name="ce23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7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4"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3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3.stat.correlation.Covariance:291: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Rows == 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8min59</text:p>
          </table:table-cell>
          <table:table-cell table:style-name="ce19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27" office:value-type="string">
            <text:p>Adding test : CovarianceTest.testInsufficientData_3, _4, _5, _6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238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Math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binomialCoefficient(final int n, final int k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util.MathUtils:255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-1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92ms</text:p>
          </table:table-cell>
          <table:table-cell table:style-name="ce3" table:number-columns-repeated="2"/>
          <table:table-cell table:style-name="ce3" office:value-type="string">
            <text:p>1min24sec568ms</text:p>
          </table:table-cell>
          <table:table-cell table:number-columns-repeated="1009"/>
        </table:table-row>
        <table:table-row table:style-name="ro2">
          <table:table-cell table:style-name="ce15" office:value-type="string">
            <text:p>b71d09ea4a1af895b965a703b5048d3cadba53d9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3" office:value-type="string">
            <text:p>binomialCoefficient(final int n, final int k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k)&lt;(ZB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7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 office:value-type="string">
            <text:p>org.apache.commons.math.util.MathUtils:254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34ms</text:p>
          </table:table-cell>
          <table:table-cell table:style-name="ce3" table:number-columns-repeated="3"/>
          <table:table-cell office:value-type="string">
            <text:p>Adding test : MathUtilsTest.testBinomialCoefficient68, 69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ed to avoid some accuracy test because Gzoltar got stuck insid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04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FastMat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ssue about scientific notation ( E-7 ) inside SMT-File, I try to fix it but only works with positive exponent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/</text:p>
          </table:table-cell>
          <table:table-cell table:style-name="ce3" office:value-type="string">
            <text:p>/</text:p>
          </table:table-cell>
          <table:table-cell table:style-name="ce26" office:value-type="string">
            <text:p>/</text:p>
          </table:table-cell>
          <table:table-cell table:style-name="ce23"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SplineInterpolator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06117fcdf9c186896a42205ca4e10ec8ad2843e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Adding test : SplineInterpolatorTest.testValue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factorialLog(final int n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org.apache.commons.math.util.MathUtils:420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NB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4ms</text:p>
          </table:table-cell>
          <table:table-cell table:style-name="ce3" table:number-columns-repeated="2"/>
          <table:table-cell table:style-name="ce3" office:value-type="string">
            <text:p>1min43sec87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6" office:value-type="string">
            <text:p>d79a0a65d87f9027fba31d5655d6f9b2f379bb80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16"/>
          <table:table-cell table:style-name="ce3"/>
          <table:table-cell table:style-name="ce3" office:value-type="string">
            <text:p>factorialLog(final int n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)&lt;(ZS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2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util.MathUtils:419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7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2 tests avoided because ge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getPackageName(String className)</text:p>
          </table:table-cell>
          <table:table-cell table:style-name="ce3" table:number-columns-repeated="2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535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ClassUtils:261: </text:p>
          </table:table-cell>
          <table:table-cell table:style-name="ce3" office:value-type="string">
            <text:p>CONDITIONAL </text:p>
          </table:table-cell>
          <table:table-cell table:style-name="ce26" office:value-type="string">
            <text:p>(className.length())&lt;=(reverseAbbreviationMap.size()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6ms</text:p>
          </table:table-cell>
          <table:table-cell table:style-name="ce3" table:number-columns-repeated="2"/>
          <table:table-cell table:style-name="ce3" office:value-type="string">
            <text:p>5min47sec59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2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BuilderTest</text:p>
          </table:table-cell>
          <table:table-cell table:number-columns-repeated="1008"/>
        </table:table-row>
        <table:table-row table:style-name="ro2">
          <table:table-cell table:style-name="ce16" office:value-type="string">
            <text:p>1d99bf252bf815fd632d198d8358459763f0da5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5" office:value-type="string">
            <text:p>535e6f54d28ff1245675d915bf6fcf2e62a6f48b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6 tests avoided because <text:s/>get err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Utils:1522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!((pos)&lt;(str.length()))||((len)&lt;=(0))</text:p>
          </table:table-cell>
          <table:table-cell table:style-name="ce23"/>
          <table:table-cell table:style-name="ce3" office:value-type="string">
            <text:p>LOGIC</text:p>
          </table:table-cell>
          <table:table-cell table:style-name="ce3" table:number-columns-repeated="7"/>
          <table:table-cell table:style-name="ce3" office:value-type="string">
            <text:p>21sec</text:p>
          </table:table-cell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6ed8e576c4e13ac3ea05a3c5422236ea3affb79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enums.EnumUtilsTest.testIterat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UtilsTest.testLi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Test.testBroken1, 2, 3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lang.enums.EnumUtilsTest.testMap</text:p>
          </table:table-cell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ORIGINAL FIX IS PRECONDITION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710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3.text.translate.NumericEntityUnescaper:51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(input.length())&lt;=(start)</text:p>
          </table:table-cell>
          <table:table-cell table:style-name="ce23"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7s</text:p>
          </table:table-cell>
          <table:table-cell table:style-name="ce19" office:value-type="string">
            <text:p>Considering only NumericEntityUnescaper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Should add one test because false is a solution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1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Word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1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EscapeUtils:246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escapeForwardSlash</text:p>
          </table:table-cell>
          <table:table-cell table:style-name="ce23"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3s</text:p>
          </table:table-cell>
          <table:table-cell table:style-name="ce19" office:value-type="string">
            <text:p>Considering only StringEscape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exception.util.MessageFactory:87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specific!=null</text:p>
          </table:table-cell>
          <table:table-cell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8s</text:p>
          </table:table-cell>
          <table:table-cell table:style-name="ce19" office:value-type="string">
            <text:p>Considering only MessageFactory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11b686c1ab48fd917e45732722deb8378bd56c6d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here are not enough tests for SourceLocation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stat.descriptive.moment.GeometricMean:154 otherwise the patch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1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office:value-type="string">
            <text:p><text:s/>would be "true" or <text:s/>"false"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SummaryStatisticsTest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Need to be sort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8" table:number-columns-repeated="15"/>
          <table:table-cell table:style-name="ce18" office:value-type="string">
            <text:p>refactoring some tests because of assert inside loop</text:p>
          </table:table-cell>
          <table:table-cell table:style-name="ce41"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9sec100ms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2min37sec201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8" office:value-type="string">
            <text:p>refactoring some tests because of assert inside loop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6sec793ms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0min22sec723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44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number-columns-repeated="4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Gzoltar bug</text:p>
          </table:table-cell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4" office:value-type="string">
            <text:p>Gzoltar got stuck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91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Heap memory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22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Heap memory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836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math3.util.FastMathTestPerformance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tests avoided because of infinite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8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1">
            <text:p>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7min16sec593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infinite loop or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7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9">
            <text:p>1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59min36secsec167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8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min51sec119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6"/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4min35sec518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80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ClassNotFoundException : PolygonsSet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?????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947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19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76">
            <text:p>1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27min19sec422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46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1min32sec949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style-name="ce32" table:number-columns-repeated="68"/>
          <table:table-cell table:style-name="ce38" table:number-columns-repeated="940"/>
        </table:table-row>
        <table:table-row table:style-name="ro2" table:number-rows-repeated="10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 table:number-rows-repeated="10482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5-20T13:33:27</dc:date>
    <dc:creator>mclement </dc:creator>
    <meta:editing-duration>P10DT7H29M44S</meta:editing-duration>
    <meta:editing-cycles>52</meta:editing-cycles>
    <meta:generator>LibreOffice/3.5$Linux_x86 LibreOffice_project/350m1$Build-2</meta:generator>
    <meta:document-statistic meta:table-count="3" meta:cell-count="626" meta:object-count="0"/>
  </office:meta>
</office:document-meta>
</file>